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ybackSessionImpl.endTest( FilterData filterDa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PlaybackSessionImpl.PlaybackSessionImpl( String sessionName , File playbackFile , File recordFile , File diffFil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laybackSessionImpl.startT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laybackSessionImpl.getDiff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session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aybackSessionImpl.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pa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getPlayback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fai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parseRecordFile( File recor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aybackSess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laybackSessionImpl.closeSessionInterna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laybackSessionImpl.getRecor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Impl.getStrin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